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title">
      <style:graphic-properties draw:stroke-linejoin="miter" fo:padding-top="0.254cm" fo:padding-bottom="0.457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layer="layout" svg:width="8.818cm" svg:height="1.396cm" svg:x="0.071cm" svg:y="-0.508cm" svg:viewBox="0 0 8819 1397" draw:points="4410,1397 0,1397 0,0 8819,0 8819,1397">
          <text:p>devMuangi</text:p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819cm" fo:page-height="1.3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5-29T11:11:32.470716095</dc:date>
    <meta:editing-duration>PT4M54S</meta:editing-duration>
    <meta:editing-cycles>2</meta:editing-cycles>
    <meta:generator>LibreOffice/6.0.7.3$Linux_X86_64 LibreOffice_project/00m0$Build-3</meta:generator>
    <meta:document-statistic meta:object-count="1"/>
  </office:meta>
</office:document-meta>
</file>